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100000089885DB7043998AD90.jpg" manifest:media-type="image/jpeg"/>
  <manifest:file-entry manifest:full-path="Pictures/10000000000001AE00000075FA768B45963F16C4.png" manifest:media-type="image/png"/>
  <manifest:file-entry manifest:full-path="Pictures/100000000000016B0000008B6AAB605052777FB8.jpg" manifest:media-type="image/jpeg"/>
  <manifest:file-entry manifest:full-path="Pictures/100000000000011A000000B32DCAC65CF81E4D8F.png" manifest:media-type="image/png"/>
  <manifest:file-entry manifest:full-path="Pictures/100000000000012C000000A8C275CEAFF0F27EE0.png" manifest:media-type="image/png"/>
  <manifest:file-entry manifest:full-path="Pictures/100000000000009100000048EF6BE7547B175576.png" manifest:media-type="image/png"/>
  <manifest:file-entry manifest:full-path="Pictures/10000000000003E8000003E86DEEB8D522185F3B.jpg" manifest:media-type="image/jpeg"/>
  <manifest:file-entry manifest:full-path="Pictures/10000000000001BF00000071FE9569C3120CC8DB.png" manifest:media-type="image/png"/>
  <manifest:file-entry manifest:full-path="Pictures/1000000000000182000000822E4CFC481FC785B3.png" manifest:media-type="image/png"/>
  <manifest:file-entry manifest:full-path="Pictures/10000000000001AC000000767205CBCC862DA64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814cm" svg:height="6.814cm" svg:x="9.509cm" svg:y="3.227cm">
          <draw:image xlink:href="Pictures/10000000000003E8000003E86DEEB8D522185F3B.jpg" xlink:type="simple" xlink:show="embed" xlink:actuate="onLoad">
            <text:p/>
          </draw:image>
        </draw:frame>
        <draw:frame draw:style-name="gr2" draw:text-style-name="P2" draw:layer="layout" svg:width="7.937cm" svg:height="4.444cm" svg:x="17.653cm" svg:y="6.35cm">
          <draw:image xlink:href="Pictures/100000000000012C000000A8C275CEAFF0F27EE0.png" xlink:type="simple" xlink:show="embed" xlink:actuate="onLoad">
            <text:p/>
          </draw:image>
        </draw:frame>
        <draw:frame draw:style-name="gr2" draw:text-style-name="P2" draw:layer="layout" svg:width="11.323cm" svg:height="3.121cm" svg:x="15.963cm" svg:y="2.291cm">
          <draw:image xlink:href="Pictures/10000000000001AC000000767205CBCC862DA647.png" xlink:type="simple" xlink:show="embed" xlink:actuate="onLoad">
            <text:p/>
          </draw:image>
        </draw:frame>
        <draw:frame draw:style-name="gr2" draw:text-style-name="P2" draw:layer="layout" svg:width="11.826cm" svg:height="2.989cm" svg:x="16.002cm" svg:y="11.743cm">
          <draw:image xlink:href="Pictures/10000000000001BF00000071FE9569C3120CC8DB.png" xlink:type="simple" xlink:show="embed" xlink:actuate="onLoad">
            <text:p/>
          </draw:image>
        </draw:frame>
        <draw:frame draw:style-name="gr2" draw:text-style-name="P2" draw:layer="layout" svg:width="3.835cm" svg:height="1.904cm" svg:x="8.23cm" svg:y="13.081cm">
          <draw:image xlink:href="Pictures/100000000000009100000048EF6BE7547B175576.png" xlink:type="simple" xlink:show="embed" xlink:actuate="onLoad">
            <text:p/>
          </draw:image>
        </draw:frame>
        <draw:frame draw:style-name="gr2" draw:text-style-name="P2" draw:layer="layout" svg:width="7.46cm" svg:height="4.735cm" svg:x="1.524cm" svg:y="4.256cm">
          <draw:image xlink:href="Pictures/100000000000011A000000B32DCAC65CF81E4D8F.png" xlink:type="simple" xlink:show="embed" xlink:actuate="onLoad">
            <text:p/>
          </draw:image>
        </draw:frame>
        <draw:frame draw:style-name="gr2" draw:text-style-name="P2" draw:layer="layout" svg:width="9.603cm" svg:height="3.677cm" svg:x="1.324cm" svg:y="9.015cm">
          <draw:image xlink:href="Pictures/100000000000016B0000008B6AAB605052777FB8.jpg" xlink:type="simple" xlink:show="embed" xlink:actuate="onLoad">
            <text:p/>
          </draw:image>
        </draw:frame>
        <draw:frame draw:style-name="gr2" draw:text-style-name="P2" draw:layer="layout" svg:width="11.376cm" svg:height="3.095cm" svg:x="14.605cm" svg:y="16.002cm">
          <draw:image xlink:href="Pictures/10000000000001AE00000075FA768B45963F16C4.png" xlink:type="simple" xlink:show="embed" xlink:actuate="onLoad">
            <text:p/>
          </draw:image>
        </draw:frame>
        <draw:frame draw:style-name="gr2" draw:text-style-name="P2" draw:layer="layout" svg:width="10.212cm" svg:height="3.439cm" svg:x="0.635cm" svg:y="17.145cm">
          <draw:image xlink:href="Pictures/1000000000000182000000822E4CFC481FC785B3.png" xlink:type="simple" xlink:show="embed" xlink:actuate="onLoad">
            <text:p/>
          </draw:image>
        </draw:frame>
        <draw:frame draw:style-name="gr2" draw:text-style-name="P2" draw:layer="layout" svg:width="9.762cm" svg:height="3.624cm" svg:x="4.129cm" svg:y="0.535cm">
          <draw:image xlink:href="Pictures/100000000000017100000089885DB7043998AD90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Ultrafine_20_2_20_Dots_20_3_20_Dashes" svg:stroke-width="0.102cm" svg:stroke-color="#80808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 </meta:initial-creator>
    <meta:creation-date>2016-11-08T17:31:00.854325507</meta:creation-date>
    <dc:date>2016-11-10T14:58:27.845469152</dc:date>
    <dc:creator>and </dc:creator>
    <meta:editing-duration>PT18M9S</meta:editing-duration>
    <meta:editing-cycles>4</meta:editing-cycles>
    <meta:generator>LibreOffice/5.0.6.2$Linux_X86_64 LibreOffice_project/00m0$Build-2</meta:generator>
    <meta:document-statistic meta:object-count="10"/>
  </office:meta>
</office:document-meta>
</file>